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2000000514E638755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ccccc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opacity="30%" draw:textarea-horizontal-align="center" draw:textarea-vertical-align="middle" draw:shadow-offset-x="0.1201in" draw:shadow-offset-y="0.1201in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ff" draw:opacity="30%" draw:textarea-horizontal-align="center" draw:textarea-vertical-align="middle" draw:shadow-offset-x="0.1201in" draw:shadow-offset-y="0.1201in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7874in" svg:y="-0.7874in" svg:width="8.2673in" svg:height="11.6929in" draw:z-index="0"><draw:image xlink:href="Pictures/100000000000032000000514E6387559.jpg" xlink:type="simple" xlink:show="embed" xlink:actuate="onLoad"/></draw:frame><draw:frame draw:style-name="fr1" draw:name="graphics8" text:anchor-type="paragraph" svg:x="-0.7874in" svg:y="-0.7874in" svg:width="8.2673in" svg:height="11.4398in" draw:z-index="7"><draw:image xlink:href="Pictures/100000000000032000000514E6387559.jpg" xlink:type="simple" xlink:show="embed" xlink:actuate="onLoad"/></draw:frame><draw:rect text:anchor-type="paragraph" draw:z-index="18" draw:style-name="gr2" draw:text-style-name="P2" svg:width="7.9988in" svg:height="11.4406in" svg:x="-0.6791in" svg:y="-0.6984in"><text:p/></draw:rect><draw:rect text:anchor-type="paragraph" draw:z-index="20" draw:style-name="gr3" draw:text-style-name="P2" svg:width="7.9988in" svg:height="11.4406in" svg:x="-0.3937in" svg:y="-0.6984in"><text:p/></draw:rect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2" text:anchor-type="paragraph" svg:x="-0.7874in" svg:y="-0.7874in" svg:width="8.2673in" svg:height="11.6929in" draw:z-index="1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3" text:anchor-type="paragraph" svg:x="-0.7874in" svg:y="-0.7874in" svg:width="8.2673in" svg:height="11.6929in" draw:z-index="2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4" text:anchor-type="paragraph" svg:x="-0.7874in" svg:y="-0.7874in" svg:width="8.2673in" svg:height="11.6929in" draw:z-index="3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5" text:anchor-type="paragraph" svg:x="-0.7874in" svg:y="-0.7874in" svg:width="8.2673in" svg:height="11.6929in" draw:z-index="4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6" text:anchor-type="paragraph" svg:x="-0.7874in" svg:y="-0.7874in" svg:width="8.2673in" svg:height="11.6929in" draw:z-index="5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7" text:anchor-type="paragraph" svg:x="-0.7874in" svg:y="-0.7874in" svg:width="8.2673in" svg:height="11.6929in" draw:z-index="6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10" text:anchor-type="paragraph" svg:x="-0.7874in" svg:y="-0.7874in" svg:width="8.2673in" svg:height="11.6929in" draw:z-index="8"><draw:image xlink:href="Pictures/100000000000032000000514E6387559.jpg" xlink:type="simple" xlink:show="embed" xlink:actuate="onLoad"/></draw:frame><draw:frame draw:style-name="fr1" draw:name="graphics18" text:anchor-type="paragraph" svg:x="-0.7874in" svg:y="-0.489in" svg:width="8.2673in" svg:height="11.3945in" draw:z-index="16"><draw:image xlink:href="Pictures/100000000000032000000514E6387559.jpg" xlink:type="simple" xlink:show="embed" xlink:actuate="onLoad"/></draw:frame><draw:rect text:anchor-type="paragraph" draw:z-index="17" draw:style-name="gr1" draw:text-style-name="P2" svg:width="7.9587in" svg:height="0.3024in" svg:x="-0.5909in" svg:y="-0.6866in"><text:p/></draw:rect><draw:rect text:anchor-type="paragraph" draw:z-index="19" draw:style-name="gr3" draw:text-style-name="P2" svg:width="7.9988in" svg:height="11.4406in" svg:x="-0.6791in" svg:y="-0.7874in"><text:p/></draw:rect><text:soft-page-break/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11" text:anchor-type="paragraph" svg:x="-0.7874in" svg:y="-0.7874in" svg:width="8.2673in" svg:height="11.6929in" draw:z-index="9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12" text:anchor-type="paragraph" svg:x="-0.7874in" svg:y="-0.7874in" svg:width="8.2673in" svg:height="11.6929in" draw:z-index="10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13" text:anchor-type="paragraph" svg:x="-0.7874in" svg:y="-0.7874in" svg:width="8.2673in" svg:height="11.6929in" draw:z-index="11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14" text:anchor-type="paragraph" svg:x="-0.7874in" svg:y="-0.7874in" svg:width="8.2673in" svg:height="11.6929in" draw:z-index="12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15" text:anchor-type="paragraph" svg:x="-0.7874in" svg:y="-0.7874in" svg:width="8.2673in" svg:height="11.6929in" draw:z-index="13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16" text:anchor-type="paragraph" svg:x="-0.7874in" svg:y="-0.7874in" svg:width="8.2673in" svg:height="11.6929in" draw:z-index="14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<draw:frame draw:style-name="fr1" draw:name="graphics17" text:anchor-type="paragraph" svg:x="-0.7874in" svg:y="-0.7874in" svg:width="8.2673in" svg:height="11.6929in" draw:z-index="15"><draw:image xlink:href="Pictures/100000000000032000000514E6387559.jpg" xlink:type="simple" xlink:show="embed" xlink:actuate="onLoad"/></draw:frame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9:47:44</meta:creation-date>
    <meta:editing-duration>P0D</meta:editing-duration>
    <meta:editing-cycles>3</meta:editing-cycles>
    <meta:generator>LibreOffice/3.5$Linux_X86_64 LibreOffice_project/350m1$Build-2</meta:generator>
    <meta:initial-creator>Painkiller </meta:initial-creator>
    <dc:date>2013-12-04T19:50:19</dc:date>
    <dc:creator>Painkiller </dc:creator>
    <meta:printed-by>Painkiller </meta:printed-by>
    <meta:print-date>2013-12-04T19:50:12</meta:print-date>
    <meta:document-statistic meta:table-count="0" meta:image-count="17" meta:object-count="0" meta:page-count="2" meta:paragraph-count="52" meta:word-count="52" meta:character-count="4160" meta:non-whitespace-character-count="4160"/>
  </office:meta>
</office:document-meta>
</file>